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44"/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12" style:family="table-cell" style:parent-style-name="Default" style:data-style-name="N14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48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10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2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10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10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2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10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2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10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10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2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10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2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10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2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10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2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10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2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10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2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10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2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10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10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10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10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2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10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2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10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2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10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2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10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2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10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10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10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6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10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21cm" svg:height="7.244cm" svg:x="2cm" svg:y="0.222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a la tabla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2" office:value-type="float" office:value="68" calcext:value-type="float">
            <text:p>68,0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5" office:value-type="float" office:value="86.26" calcext:value-type="float">
            <text:p>86,26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style-name="ce10" office:value-type="float" office:value="66500" calcext:value-type="float">
            <text:p>665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62.6" calcext:value-type="float">
            <text:p>62,6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5" office:value-type="float" office:value="80" calcext:value-type="float">
            <text:p>80,0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style-name="ce10" office:value-type="float" office:value="61300" calcext:value-type="float">
            <text:p>613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0.4" calcext:value-type="float">
            <text:p>40,4</text:p>
          </table:table-cell>
          <table:table-cell table:style-name="ce2" office:value-type="float" office:value="57.6" calcext:value-type="float">
            <text:p>57,6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5" office:value-type="float" office:value="78.42" calcext:value-type="float">
            <text:p>78,42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style-name="ce10" office:value-type="float" office:value="56400" calcext:value-type="float">
            <text:p>564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,0</text:p>
          </table:table-cell>
          <table:table-cell table:style-name="ce2" office:value-type="float" office:value="53" calcext:value-type="float">
            <text:p>53,0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5" office:value-type="float" office:value="74.76" calcext:value-type="float">
            <text:p>74,76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style-name="ce10" office:value-type="float" office:value="51900" calcext:value-type="float">
            <text:p>5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,0</text:p>
          </table:table-cell>
          <table:table-cell table:style-name="ce2" office:value-type="float" office:value="48" calcext:value-type="float">
            <text:p>48,0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5" office:value-type="float" office:value="74.17" calcext:value-type="float">
            <text:p>74,17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42.8" calcext:value-type="float">
            <text:p>42,8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5" office:value-type="float" office:value="68.66" calcext:value-type="float">
            <text:p>68,66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style-name="ce10" office:value-type="float" office:value="41900" calcext:value-type="float">
            <text:p>4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0.2" calcext:value-type="float">
            <text:p>60,2</text:p>
          </table:table-cell>
          <table:table-cell table:style-name="ce2" office:value-type="float" office:value="37.8" calcext:value-type="float">
            <text:p>37,8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5" office:value-type="float" office:value="67.61" calcext:value-type="float">
            <text:p>67,61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style-name="ce10" office:value-type="float" office:value="37000" calcext:value-type="float">
            <text:p>37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32.8" calcext:value-type="float">
            <text:p>32,8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5" office:value-type="float" office:value="65.44" calcext:value-type="float">
            <text:p>65,44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style-name="ce10" office:value-type="float" office:value="32100" calcext:value-type="float">
            <text:p>321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27.8" calcext:value-type="float">
            <text:p>27,8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5" office:value-type="float" office:value="60.91" calcext:value-type="float">
            <text:p>60,91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style-name="ce10" office:value-type="float" office:value="27200" calcext:value-type="float">
            <text:p>272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5" calcext:value-type="float">
            <text:p>75,0</text:p>
          </table:table-cell>
          <table:table-cell table:style-name="ce2" office:value-type="float" office:value="23" calcext:value-type="float">
            <text:p>23,0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5" office:value-type="float" office:value="52.73" calcext:value-type="float">
            <text:p>52,73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style-name="ce10" office:value-type="float" office:value="22500" calcext:value-type="float">
            <text:p>225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,0</text:p>
          </table:table-cell>
          <table:table-cell table:style-name="ce2" office:value-type="float" office:value="18" calcext:value-type="float">
            <text:p>18,0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5" office:value-type="float" office:value="42.38" calcext:value-type="float">
            <text:p>42,38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style-name="ce10" office:value-type="float" office:value="17600" calcext:value-type="float">
            <text:p>17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2" calcext:value-type="float">
            <text:p>82,0</text:p>
          </table:table-cell>
          <table:table-cell table:style-name="ce2" office:value-type="float" office:value="16" calcext:value-type="float">
            <text:p>16,0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5" office:value-type="float" office:value="39.28" calcext:value-type="float">
            <text:p>39,28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4" calcext:value-type="float">
            <text:p>84,0</text:p>
          </table:table-cell>
          <table:table-cell table:style-name="ce2" office:value-type="float" office:value="14" calcext:value-type="float">
            <text:p>14,0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5" office:value-type="float" office:value="34.73" calcext:value-type="float">
            <text:p>34,73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style-name="ce10" office:value-type="float" office:value="13700" calcext:value-type="float">
            <text:p>13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6" calcext:value-type="float">
            <text:p>86,0</text:p>
          </table:table-cell>
          <table:table-cell table:style-name="ce2" office:value-type="float" office:value="12" calcext:value-type="float">
            <text:p>12,0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5" office:value-type="float" office:value="31.17" calcext:value-type="float">
            <text:p>31,17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style-name="ce10" office:value-type="float" office:value="11700" calcext:value-type="float">
            <text:p>11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8" calcext:value-type="float">
            <text:p>88,0</text:p>
          </table:table-cell>
          <table:table-cell table:style-name="ce2" office:value-type="float" office:value="10" calcext:value-type="float">
            <text:p>10,0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5" office:value-type="float" office:value="26.4" calcext:value-type="float">
            <text:p>26,4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style-name="ce10" office:value-type="float" office:value="9800" calcext:value-type="float">
            <text:p>9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0" calcext:value-type="float">
            <text:p>90,0</text:p>
          </table:table-cell>
          <table:table-cell table:style-name="ce2" office:value-type="float" office:value="8" calcext:value-type="float">
            <text:p>8,0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5" office:value-type="float" office:value="21.91" calcext:value-type="float">
            <text:p>21,91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style-name="ce10" office:value-type="float" office:value="7800" calcext:value-type="float">
            <text:p>7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1" calcext:value-type="float">
            <text:p>91,0</text:p>
          </table:table-cell>
          <table:table-cell table:style-name="ce2" office:value-type="float" office:value="7" calcext:value-type="float">
            <text:p>7,0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5" office:value-type="float" office:value="19.64" calcext:value-type="float">
            <text:p>19,64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2" calcext:value-type="float">
            <text:p>92,0</text:p>
          </table:table-cell>
          <table:table-cell table:style-name="ce2" office:value-type="float" office:value="6" calcext:value-type="float">
            <text:p>6,0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5" office:value-type="float" office:value="16.65" calcext:value-type="float">
            <text:p>16,65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style-name="ce10" office:value-type="float" office:value="5900" calcext:value-type="float">
            <text:p>5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3" calcext:value-type="float">
            <text:p>93,3</text:p>
          </table:table-cell>
          <table:table-cell table:style-name="ce2" office:value-type="float" office:value="4.7" calcext:value-type="float">
            <text:p>4,7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5" office:value-type="float" office:value="11.83" calcext:value-type="float">
            <text:p>11,83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style-name="ce10" office:value-type="float" office:value="4600" calcext:value-type="float">
            <text:p>4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9" calcext:value-type="float">
            <text:p>93,9</text:p>
          </table:table-cell>
          <table:table-cell table:style-name="ce2" office:value-type="float" office:value="4.09999999999999" calcext:value-type="float">
            <text:p>4,1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5" office:value-type="float" office:value="9.86999999999998" calcext:value-type="float">
            <text:p>9,87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4.6" calcext:value-type="float">
            <text:p>94,6</text:p>
          </table:table-cell>
          <table:table-cell table:style-name="ce2" office:value-type="float" office:value="3.40000000000001" calcext:value-type="float">
            <text:p>3,4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5" office:value-type="float" office:value="7.57999999999998" calcext:value-type="float">
            <text:p>7,58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style-name="ce10" office:value-type="float" office:value="3300" calcext:value-type="float">
            <text:p>3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2" office:value-type="float" office:value="3" calcext:value-type="float">
            <text:p>3,0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5" office:value-type="float" office:value="6.08999999999998" calcext:value-type="float">
            <text:p>6,09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style-name="ce10" office:value-type="float" office:value="2900" calcext:value-type="float">
            <text:p>2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2.3" calcext:value-type="float">
            <text:p>2,3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5" office:value-type="float" office:value="4.33999999999998" calcext:value-type="float">
            <text:p>4,34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style-name="ce10" office:value-type="float" office:value="2300" calcext:value-type="float">
            <text:p>2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2" office:value-type="float" office:value="1.40000000000001" calcext:value-type="float">
            <text:p>1,4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5" office:value-type="float" office:value="2.14999999999998" calcext:value-type="float">
            <text:p>2,15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style-name="ce10" office:value-type="float" office:value="1400" calcext:value-type="float">
            <text:p>14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20:33:23.643523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3T22:48:16.161401606</dc:date>
    <meta:generator>LibreOffice/6.4.7.2$Linux_X86_64 LibreOffice_project/40$Build-2</meta:generator>
    <meta:editing-duration>PT4H51M26S</meta:editing-duration>
    <meta:editing-cycles>6</meta:editing-cycles>
    <meta:document-statistic meta:table-count="2" meta:cell-count="580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